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8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use-window-font-color="true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  <style:text-properties style:use-window-font-color="tru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fo:background-color="#ea7500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style:use-window-font-color="true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B2:.G2])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 office:value-type="string" calcext:value-type="string">
            <text:p>Wibowo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9:.G9])" office:value-type="float" office:value="37" calcext:value-type="float">
            <text:p>3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Kerciku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0:.G10])" office:value-type="float" office:value="29" calcext:value-type="float">
            <text:p>29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Petzendorfer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11:.G11])" office:value-type="float" office:value="47" calcext:value-type="float">
            <text:p>4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Nolte</text:p>
          </table:table-cell>
          <table:table-cell table:style-name="ce20" office:value-type="float" office:value="23" calcext:value-type="float">
            <text:p>2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2:.G12])" office:value-type="float" office:value="45" calcext:value-type="float">
            <text:p>45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formula="of:=MIN(1+ROUNDDOWN(([.A47]-[.B47])/([.A47]/20))*(1/3); 5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10:06:34.008539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8-09T15:23:45.165080509</dc:date>
    <meta:editing-duration>P1DT23H47M5S</meta:editing-duration>
    <meta:editing-cycles>54</meta:editing-cycles>
    <meta:generator>LibreOffice/7.5.5.2$Linux_X86_64 LibreOffice_project/50$Build-2</meta:generator>
    <meta:document-statistic meta:table-count="1" meta:cell-count="64" meta:object-count="0"/>
  </office:meta>
</office:document-meta>
</file>